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2E8F282F76476610F19.png" manifest:media-type="image/png"/>
  <manifest:file-entry manifest:full-path="Pictures/1000020100000280000001E0A9F718E9AF7C2F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0a7" officeooo:paragraph-rsid="001480a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453in" svg:y="0.089in" svg:width="6.4in" svg:height="4.8in" draw:z-index="0"><draw:image xlink:href="Pictures/1000020100000280000001E0A9F718E9AF7C2F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6.7902in" svg:height="7.0854in" draw:z-index="1"><draw:image xlink:href="Pictures/10000201000002C9000002E8F282F76476610F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The entire <text:span text:style-name="T2">a</text:span> vector can be found in out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02:21:35.073704944</meta:creation-date>
    <dc:date>2021-10-09T15:55:11.484364395</dc:date>
    <meta:editing-duration>PT9M5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1" meta:word-count="9" meta:character-count="43" meta:non-whitespace-character-count="35"/>
  </office:meta>
</office:document-meta>
</file>